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d8c4" officeooo:paragraph-rsid="0005d8c4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d8c4" officeooo:paragraph-rsid="0005d8c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05d8c4" officeooo:paragraph-rsid="0005d8c4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4pt" fo:font-style="normal" style:text-underline-style="none" fo:font-weight="normal" officeooo:rsid="0005d8c4" officeooo:paragraph-rsid="0005d8c4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YOUTUBE ANALYSIS</text:p>
      <text:p text:style-name="P5">using pig latin</text:p>
      <text:p text:style-name="P1"/>
      <text:p text:style-name="P2">dataset from </text:p>
      <text:p text:style-name="P2"/>
      <text:p text:style-name="P2"><text:a xlink:type="simple" xlink:href="http://netsg.cs.sfu.ca/youtubedata/0222.zip" text:style-name="Internet_20_link" text:visited-style-name="Visited_20_Internet_20_Link">http://netsg.cs.sfu.ca/youtubedata/0222.zip</text:a></text:p>
      <text:p text:style-name="P2"/>
      <text:p text:style-name="P2">questions are</text:p>
      <text:p text:style-name="P2"/>
      <text:list xml:id="list427073063" text:style-name="L1">
        <text:list-header>
          <text:p text:style-name="P6">1) Find out the top 5 categories in which the most number of videos are <text:s text:c="5"/>uploaded.</text:p>
        </text:list-header>
      </text:list>
      <text:p text:style-name="P7"><text:tab/>2) Find top 10 rated videos,</text:p>
      <text:p text:style-name="P7"><text:tab/>3) Find top 10 most viewed videos</text:p>
      <text:p text:style-name="P7"><text:tab/>4) Find top 10 rated videos in each category</text:p>
      <text:p text:style-name="P7"><text:tab/>5) Find top 10 most viewed videos in each category</text:p>
      <text:p text:style-name="P3"/>
      <text:p text:style-name="P3">table description</text:p>
      <text:p text:style-name="P3"/>
      <text:p text:style-name="P3"><text:tab/>video id</text:p>
      <text:p text:style-name="P3"><text:tab/>uploader</text:p>
      <text:p text:style-name="P3"><text:tab/>age</text:p>
      <text:p text:style-name="P3"><text:tab/>category</text:p>
      <text:p text:style-name="P3"><text:tab/>length</text:p>
      <text:p text:style-name="P3"><text:tab/>views</text:p>
      <text:p text:style-name="P3"><text:tab/>rate</text:p>
      <text:p text:style-name="P3"><text:tab/>ratings</text:p>
      <text:p text:style-name="P3"><text:tab/>comments</text:p>
      <text:p text:style-name="P3"><text:tab/>related i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3T19:29:48.825465888</meta:creation-date>
    <dc:date>2023-03-23T19:42:00.799218901</dc:date>
    <meta:editing-duration>PT1M1S</meta:editing-duration>
    <meta:editing-cycles>1</meta:editing-cycles>
    <meta:document-statistic meta:table-count="0" meta:image-count="0" meta:object-count="0" meta:page-count="1" meta:paragraph-count="21" meta:word-count="72" meta:character-count="440" meta:non-whitespace-character-count="369"/>
    <meta:generator>LibreOffice/6.0.7.3$Linux_X86_64 LibreOffice_project/00m0$Build-3</meta:generator>
  </office:meta>
</office:document-meta>
</file>